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819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0.778in"/>
    </style:style>
    <style:style style:name="co4" style:family="table-column">
      <style:table-column-properties fo:break-before="auto" style:column-width="3.73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4.0146in"/>
    </style:style>
    <style:style style:name="co7" style:family="table-column">
      <style:table-column-properties fo:break-before="auto" style:column-width="12.389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4.4571in"/>
    </style:style>
    <style:style style:name="co10" style:family="table-column">
      <style:table-column-properties fo:break-before="auto" style:column-width="10.1417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  <style:text-properties fo:color="#000000" style:font-name="Bahnschrift" fo:font-size="12pt" style:font-size-asian="12pt" style:font-size-complex="12pt"/>
    </style:style>
    <style:style style:name="ce3" style:family="table-cell" style:parent-style-name="Default">
      <style:table-cell-properties fo:background-color="#dddddd"/>
      <style:text-properties fo:color="#000000" style:font-name="Bahnschrift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ddddd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/>
      <style:text-properties fo:color="#b2b2b2" style:font-name="Bahnschrift" fo:font-size="12pt" style:font-size-asian="12pt" style:font-size-complex="12pt"/>
    </style:style>
    <style:style style:name="ce6" style:family="table-cell" style:parent-style-name="Default">
      <style:table-cell-properties fo:background-color="#dddddd"/>
      <style:text-properties fo:color="#000000" style:font-name="Bahnschrift" fo:font-size="10pt" style:font-size-asian="10pt" style:font-size-complex="10pt"/>
    </style:style>
    <style:style style:name="ce7" style:family="table-cell" style:parent-style-name="Default">
      <style:table-cell-properties fo:background-color="#dddddd"/>
      <style:text-properties fo:color="#cccccc" style:font-name="Bahnschrift" fo:font-size="12pt" style:font-size-asian="12pt" style:font-size-complex="12pt"/>
    </style:style>
    <style:style style:name="ce8" style:family="table-cell" style:parent-style-name="Default">
      <style:table-cell-properties fo:background-color="#dddddd" fo:wrap-option="wrap"/>
      <style:text-properties fo:color="#cccccc" style:text-outline="false" style:text-line-through-styl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antry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1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2">
          <table:table-cell table:formula="of:=CONCATENATE(&quot;_inf set [&quot;;[.B2];&quot;, [&quot;;[.E2];[.D2];[.E2];&quot;]];&quot;)" office:value-type="string" office:string-value="_inf set [T_INF_default, [&quot;rhs_vmf_flora_rifleman&quot;]];">
            <text:p>_inf set [T_INF_default, ["rhs_vmf_flora_rifleman"]];</text:p>
          </table:table-cell>
          <table:table-cell office:value-type="string">
            <text:p>T_INF_default</text:p>
          </table:table-cell>
          <table:table-cell/>
          <table:table-cell office:value-type="string">
            <text:p>rhs_vmf_flora_rifle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];&quot;, [&quot;;[.E3];[.D3];[.E3];&quot;]];&quot;)" office:value-type="string" office:string-value="_inf set [T_INF_SL, [&quot;rhs_vmf_flora_sergeant&quot;]];">
            <text:p>_inf set [T_INF_SL, ["rhs_vmf_flora_sergeant"]];</text:p>
          </table:table-cell>
          <table:table-cell office:value-type="string">
            <text:p>T_INF_SL</text:p>
          </table:table-cell>
          <table:table-cell/>
          <table:table-cell office:value-type="string">
            <text:p>rhs_vmf_flora_sergean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4];&quot;, [&quot;;[.E4];[.D4];[.E4];&quot;]];&quot;)" office:value-type="string" office:string-value="_inf set [T_INF_TL, [&quot;rhs_vmf_flora_junior_sergeant&quot;]];">
            <text:p>_inf set [T_INF_TL, ["rhs_vmf_flora_junior_sergeant"]];</text:p>
          </table:table-cell>
          <table:table-cell office:value-type="string">
            <text:p>T_INF_TL</text:p>
          </table:table-cell>
          <table:table-cell/>
          <table:table-cell office:value-type="string">
            <text:p>rhs_vmf_flora_junior_sergean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5];&quot;, [&quot;;[.E5];[.D5];[.E5];&quot;]];&quot;)" office:value-type="string" office:string-value="_inf set [T_INF_officer, [&quot;rhs_vmf_flora_officer_armored&quot;]];">
            <text:p>_inf set [T_INF_officer, ["rhs_vmf_flora_officer_armored"]];</text:p>
          </table:table-cell>
          <table:table-cell office:value-type="string">
            <text:p>T_INF_officer</text:p>
          </table:table-cell>
          <table:table-cell/>
          <table:table-cell office:value-type="string">
            <text:p>rhs_vmf_flora_officer_armore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6];&quot;, [&quot;;[.E6];[.D6];[.E6];&quot;]];&quot;)" office:value-type="string" office:string-value="_inf set [T_INF_GL, [&quot;rhs_vmf_flora_grenadier&quot;]];">
            <text:p>_inf set [T_INF_GL, ["rhs_vmf_flora_grenadier"]];</text:p>
          </table:table-cell>
          <table:table-cell office:value-type="string">
            <text:p>T_INF_GL</text:p>
          </table:table-cell>
          <table:table-cell/>
          <table:table-cell office:value-type="string">
            <text:p>rhs_vmf_flora_grenadi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7];&quot;, [&quot;;[.E7];[.D7];[.E7];&quot;]];&quot;)" office:value-type="string" office:string-value="_inf set [T_INF_rifleman, [&quot;rhs_vmf_flora_rifleman&quot;]];">
            <text:p>_inf set [T_INF_rifleman, ["rhs_vmf_flora_rifleman"]];</text:p>
          </table:table-cell>
          <table:table-cell office:value-type="string">
            <text:p>T_INF_rifleman</text:p>
          </table:table-cell>
          <table:table-cell/>
          <table:table-cell office:value-type="string">
            <text:p>rhs_vmf_flora_rifle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8];&quot;, [&quot;;[.E8];[.D8];[.E8];&quot;]];&quot;)" office:value-type="string" office:string-value="_inf set [T_INF_marksman, [&quot;rhs_vmf_flora_marksman&quot;]];">
            <text:p>_inf set [T_INF_marksman, ["rhs_vmf_flora_marksman"]];</text:p>
          </table:table-cell>
          <table:table-cell office:value-type="string">
            <text:p>T_INF_marksman</text:p>
          </table:table-cell>
          <table:table-cell/>
          <table:table-cell office:value-type="string">
            <text:p>rhs_vmf_flora_marks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9];&quot;, [&quot;;[.E9];[.D9];[.E9];&quot;]];&quot;)" office:value-type="string" office:string-value="_inf set [T_INF_sniper, [&quot;rhs_vmf_flora_marksman&quot;]];">
            <text:p>_inf set [T_INF_sniper, ["rhs_vmf_flora_marksman"]];</text:p>
          </table:table-cell>
          <table:table-cell office:value-type="string">
            <text:p>T_INF_sniper</text:p>
          </table:table-cell>
          <table:table-cell/>
          <table:table-cell office:value-type="string">
            <text:p>rhs_vmf_flora_marks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0];&quot;, [&quot;;[.E10];[.D10];[.E10];&quot;]];&quot;)" office:value-type="string" office:string-value="_inf set [T_INF_spotter, [&quot;rhs_vmf_flora_officer&quot;]];">
            <text:p>_inf set [T_INF_spotter, ["rhs_vmf_flora_officer"]];</text:p>
          </table:table-cell>
          <table:table-cell office:value-type="string">
            <text:p>T_INF_spotter</text:p>
          </table:table-cell>
          <table:table-cell/>
          <table:table-cell office:value-type="string">
            <text:p>rhs_vmf_flora_offic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1];&quot;, [&quot;;[.E11];[.D11];[.E11];&quot;]];&quot;)" office:value-type="string" office:string-value="_inf set [T_INF_exp, [&quot;rhs_vmf_flora_engineer&quot;]];">
            <text:p>_inf set [T_INF_exp, ["rhs_vmf_flora_engineer"]];</text:p>
          </table:table-cell>
          <table:table-cell office:value-type="string">
            <text:p>T_INF_exp</text:p>
          </table:table-cell>
          <table:table-cell/>
          <table:table-cell office:value-type="string">
            <text:p>rhs_vmf_flora_engine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2];&quot;, [&quot;;[.E12];[.D12];[.E12];&quot;]];&quot;)" office:value-type="string" office:string-value="_inf set [T_INF_ammo, [&quot;rhs_vmf_flora_machinegunner_assistant&quot;]];">
            <text:p>_inf set [T_INF_ammo, ["rhs_vmf_flora_machinegunner_assistant"]];</text:p>
          </table:table-cell>
          <table:table-cell office:value-type="string">
            <text:p>T_INF_ammo</text:p>
          </table:table-cell>
          <table:table-cell/>
          <table:table-cell office:value-type="string">
            <text:p>rhs_vmf_flora_machinegunner_assistan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3];&quot;, [&quot;;[.E13];[.D13];[.E13];&quot;]];&quot;)" office:value-type="string" office:string-value="_inf set [T_INF_LAT, [&quot;rhs_vmf_flora_grenadier_rpg&quot;]];">
            <text:p>_inf set [T_INF_LAT, ["rhs_vmf_flora_grenadier_rpg"]];</text:p>
          </table:table-cell>
          <table:table-cell office:value-type="string">
            <text:p>T_INF_LAT</text:p>
          </table:table-cell>
          <table:table-cell/>
          <table:table-cell office:value-type="string">
            <text:p>rhs_vmf_flora_grenadier_rpg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4];&quot;, [&quot;;[.E14];[.D14];[.E14];&quot;]];&quot;)" office:value-type="string" office:string-value="_inf set [T_INF_AT, [&quot;rhs_vmf_flora_at&quot;]];">
            <text:p>_inf set [T_INF_AT, ["rhs_vmf_flora_at"]];</text:p>
          </table:table-cell>
          <table:table-cell office:value-type="string">
            <text:p>T_INF_AT</text:p>
          </table:table-cell>
          <table:table-cell/>
          <table:table-cell office:value-type="string">
            <text:p>rhs_vmf_flora_a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5];&quot;, [&quot;;[.E15];[.D15];[.E15];&quot;]];&quot;)" office:value-type="string" office:string-value="_inf set [T_INF_AA, [&quot;rhs_vmf_flora_aa&quot;]];">
            <text:p>_inf set [T_INF_AA, ["rhs_vmf_flora_aa"]];</text:p>
          </table:table-cell>
          <table:table-cell office:value-type="string">
            <text:p>T_INF_AA</text:p>
          </table:table-cell>
          <table:table-cell/>
          <table:table-cell office:value-type="string">
            <text:p>rhs_vmf_flora_aa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6];&quot;, [&quot;;[.E16];[.D16];[.E16];&quot;]];&quot;)" office:value-type="string" office:string-value="_inf set [T_INF_LMG, [&quot;rhs_vmf_flora_machinegunner&quot;]];">
            <text:p>_inf set [T_INF_LMG, ["rhs_vmf_flora_machinegunner"]];</text:p>
          </table:table-cell>
          <table:table-cell office:value-type="string">
            <text:p>T_INF_LMG</text:p>
          </table:table-cell>
          <table:table-cell/>
          <table:table-cell office:value-type="string">
            <text:p>rhs_vmf_flora_machinegunn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7];&quot;, [&quot;;[.E17];[.D17];[.E17];&quot;]];&quot;)" office:value-type="string" office:string-value="_inf set [T_INF_HMG, [&quot;rhs_vmf_flora_machinegunner&quot;]];">
            <text:p>_inf set [T_INF_HMG, ["rhs_vmf_flora_machinegunner"]];</text:p>
          </table:table-cell>
          <table:table-cell office:value-type="string">
            <text:p>T_INF_HMG</text:p>
          </table:table-cell>
          <table:table-cell/>
          <table:table-cell office:value-type="string">
            <text:p>rhs_vmf_flora_machinegunn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8];&quot;, [&quot;;[.E18];[.D18];[.E18];&quot;]];&quot;)" office:value-type="string" office:string-value="_inf set [T_INF_medic, [&quot;rhs_vmf_flora_medic&quot;]];">
            <text:p>_inf set [T_INF_medic, ["rhs_vmf_flora_medic"]];</text:p>
          </table:table-cell>
          <table:table-cell office:value-type="string">
            <text:p>T_INF_medic</text:p>
          </table:table-cell>
          <table:table-cell/>
          <table:table-cell office:value-type="string">
            <text:p>rhs_vmf_flora_medi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9];&quot;, [&quot;;[.E19];[.D19];[.E19];&quot;]];&quot;)" office:value-type="string" office:string-value="_inf set [T_INF_engineer, [&quot;rhs_vmf_flora_engineer&quot;]];">
            <text:p>_inf set [T_INF_engineer, ["rhs_vmf_flora_engineer"]];</text:p>
          </table:table-cell>
          <table:table-cell office:value-type="string">
            <text:p>T_INF_engineer</text:p>
          </table:table-cell>
          <table:table-cell/>
          <table:table-cell office:value-type="string">
            <text:p>rhs_vmf_flora_engine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0];&quot;, [&quot;;[.E20];[.D20];[.E20];&quot;]];&quot;)" office:value-type="string" office:string-value="_inf set [T_INF_crew, [&quot;rhs_vmf_flora_crew&quot;]];">
            <text:p>_inf set [T_INF_crew, ["rhs_vmf_flora_crew"]];</text:p>
          </table:table-cell>
          <table:table-cell office:value-type="string">
            <text:p>T_INF_crew</text:p>
          </table:table-cell>
          <table:table-cell/>
          <table:table-cell office:value-type="string">
            <text:p>rhs_vmf_flora_crew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inf set [&quot;;[.B21];&quot;, [&quot;;[.E21];[.D21];[.E21];&quot;]];&quot;)" office:value-type="string" office:string-value="_inf set [T_INF_crew_heli, [&quot;rhs_vmf_flora_combatcrew&quot;]];">
            <text:p>_inf set [T_INF_crew_heli, ["rhs_vmf_flora_combatcrew"]];</text:p>
          </table:table-cell>
          <table:table-cell office:value-type="string">
            <text:p>T_INF_crew_heli</text:p>
          </table:table-cell>
          <table:table-cell/>
          <table:table-cell office:value-type="string">
            <text:p>rhs_vmf_flora_combatcrew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2];&quot;, [&quot;;[.E22];[.D22];[.E22];&quot;]];&quot;)" office:value-type="string" office:string-value="_inf set [T_INF_pilot, [&quot;rhs_pilot&quot;]];">
            <text:p>_inf set [T_INF_pilot, ["rhs_pilot"]];</text:p>
          </table:table-cell>
          <table:table-cell office:value-type="string">
            <text:p>T_INF_pilot</text:p>
          </table:table-cell>
          <table:table-cell/>
          <table:table-cell office:value-type="string">
            <text:p>rhs_pilo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inf set [&quot;;[.B23];&quot;, [&quot;;[.E23];[.D23];[.E23];&quot;]];&quot;)" office:value-type="string" office:string-value="_inf set [T_INF_pilot_heli, [&quot;rhs_pilot_combat_heli&quot;]];">
            <text:p>_inf set [T_INF_pilot_heli, ["rhs_pilot_combat_heli"]];</text:p>
          </table:table-cell>
          <table:table-cell office:value-type="string">
            <text:p>T_INF_pilot_heli</text:p>
          </table:table-cell>
          <table:table-cell/>
          <table:table-cell office:value-type="string">
            <text:p>rhs_pilot_combat_heli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4];&quot;, [&quot;;[.E24];[.D24];[.E24];&quot;]];&quot;)" office:value-type="string" office:string-value="_inf set [T_INF_survivor, [&quot;rhs_vmf_flora_rifleman&quot;]];">
            <text:p>_inf set [T_INF_survivor, ["rhs_vmf_flora_rifleman"]];</text:p>
          </table:table-cell>
          <table:table-cell office:value-type="string">
            <text:p>T_INF_survivor</text:p>
          </table:table-cell>
          <table:table-cell/>
          <table:table-cell office:value-type="string">
            <text:p>rhs_vmf_flora_rifle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5];&quot;, [&quot;;[.E25];[.D25];[.E25];&quot;]];&quot;)" office:value-type="string" office:string-value="_inf set [T_INF_unarmed, [&quot;rhs_vmf_flora_rifleman&quot;]];">
            <text:p>_inf set [T_INF_unarmed, ["rhs_vmf_flora_rifleman"]];</text:p>
          </table:table-cell>
          <table:table-cell office:value-type="string">
            <text:p>T_INF_unarmed</text:p>
          </table:table-cell>
          <table:table-cell/>
          <table:table-cell office:value-type="string">
            <text:p>rhs_vmf_flora_rifle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7];&quot;, [&quot;;[.E27];[.D27];[.E27];&quot;]];&quot;)" office:value-type="string" office:string-value="_inf set [T_INF_recon_TL, [&quot;rhs_vmf_recon_sergeant&quot;]];">
            <text:p>_inf set [T_INF_recon_TL, ["rhs_vmf_recon_sergeant"]];</text:p>
          </table:table-cell>
          <table:table-cell office:value-type="string">
            <text:p>T_INF_recon_TL</text:p>
          </table:table-cell>
          <table:table-cell/>
          <table:table-cell office:value-type="string">
            <text:p>rhs_vmf_recon_sergean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8];&quot;, [&quot;;[.E28];[.D28];[.E28];&quot;]];&quot;)" office:value-type="string" office:string-value="_inf set [T_INF_recon_rifleman, [&quot;rhs_vmf_recon_rifleman&quot;]];">
            <text:p>_inf set [T_INF_recon_rifleman, ["rhs_vmf_recon_rifleman"]];</text:p>
          </table:table-cell>
          <table:table-cell office:value-type="string">
            <text:p>T_INF_recon_rifleman</text:p>
          </table:table-cell>
          <table:table-cell/>
          <table:table-cell office:value-type="string">
            <text:p>rhs_vmf_recon_rifle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9];&quot;, [&quot;;[.E29];[.D29];[.E29];&quot;]];&quot;)" office:value-type="string" office:string-value="_inf set [T_INF_recon_medic, [&quot;rhs_vmf_recon_medic&quot;]];">
            <text:p>_inf set [T_INF_recon_medic, ["rhs_vmf_recon_medic"]];</text:p>
          </table:table-cell>
          <table:table-cell office:value-type="string">
            <text:p>T_INF_recon_medic</text:p>
          </table:table-cell>
          <table:table-cell/>
          <table:table-cell office:value-type="string">
            <text:p>rhs_vmf_recon_medi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0];&quot;, [&quot;;[.E30];[.D30];[.E30];&quot;]];&quot;)" office:value-type="string" office:string-value="_inf set [T_INF_recon_exp, [&quot;rhs_vmf_recon_grenadier&quot;]];">
            <text:p>_inf set [T_INF_recon_exp, ["rhs_vmf_recon_grenadier"]];</text:p>
          </table:table-cell>
          <table:table-cell office:value-type="string">
            <text:p>T_INF_recon_exp</text:p>
          </table:table-cell>
          <table:table-cell/>
          <table:table-cell office:value-type="string">
            <text:p>rhs_vmf_recon_grenadi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1];&quot;, [&quot;;[.E31];[.D31];[.E31];&quot;]];&quot;)" office:value-type="string" office:string-value="_inf set [T_INF_recon_LAT, [&quot;rhs_vmf_recon_rifleman_lat&quot;]];">
            <text:p>_inf set [T_INF_recon_LAT, ["rhs_vmf_recon_rifleman_lat"]];</text:p>
          </table:table-cell>
          <table:table-cell office:value-type="string">
            <text:p>T_INF_recon_LAT</text:p>
          </table:table-cell>
          <table:table-cell/>
          <table:table-cell office:value-type="string">
            <text:p>rhs_vmf_recon_rifleman_la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2];&quot;, [&quot;;[.E32];[.D32];[.E32];&quot;]];&quot;)" office:value-type="string" office:string-value="_inf set [T_INF_recon_marksman, [&quot;rhs_vmf_recon_marksman&quot;]];">
            <text:p>_inf set [T_INF_recon_marksman, ["rhs_vmf_recon_marksman"]];</text:p>
          </table:table-cell>
          <table:table-cell office:value-type="string">
            <text:p>T_INF_recon_marksman</text:p>
          </table:table-cell>
          <table:table-cell/>
          <table:table-cell office:value-type="string">
            <text:p>rhs_vmf_recon_marks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3];&quot;, [&quot;;[.E33];[.D33];[.E33];&quot;]];&quot;)" office:value-type="string" office:string-value="_inf set [T_INF_recon_JTAC, [&quot;rhs_vmf_recon_rifleman_asval&quot;]];">
            <text:p>_inf set [T_INF_recon_JTAC, ["rhs_vmf_recon_rifleman_asval"]];</text:p>
          </table:table-cell>
          <table:table-cell office:value-type="string">
            <text:p>T_INF_recon_JTAC</text:p>
          </table:table-cell>
          <table:table-cell/>
          <table:table-cell office:value-type="string">
            <text:p>rhs_vmf_recon_rifleman_asval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5];&quot;, [&quot;;[.E35];[.D35];[.E35];&quot;]];&quot;)" office:value-type="string" office:string-value="_inf set [T_INF_diver_TL, [&quot;B_diver_TL_F&quot;]];">
            <text:p>_inf set [T_INF_diver_TL, ["B_diver_TL_F"]];</text:p>
          </table:table-cell>
          <table:table-cell office:value-type="string">
            <text:p>T_INF_diver_TL</text:p>
          </table:table-cell>
          <table:table-cell/>
          <table:table-cell office:value-type="string">
            <text:p>B_diver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6];&quot;, [&quot;;[.E36];[.D36];[.E36];&quot;]];&quot;)" office:value-type="string" office:string-value="_inf set [T_INF_diver_rifleman, [&quot;B_diver_F&quot;]];">
            <text:p>_inf set [T_INF_diver_rifleman, ["B_diver_F"]];</text:p>
          </table:table-cell>
          <table:table-cell office:value-type="string">
            <text:p>T_INF_diver_rifleman</text:p>
          </table:table-cell>
          <table:table-cell/>
          <table:table-cell office:value-type="string">
            <text:p>B_div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7];&quot;, [&quot;;[.E37];[.D37];[.E37];&quot;]];&quot;)" office:value-type="string" office:string-value="_inf set [T_INF_diver_exp, [&quot;B_diver_exp_F&quot;]];">
            <text:p>_inf set [T_INF_diver_exp, ["B_diver_exp_F"]];</text:p>
          </table:table-cell>
          <table:table-cell office:value-type="string">
            <text:p>T_INF_diver_exp</text:p>
          </table:table-cell>
          <table:table-cell/>
          <table:table-cell office:value-type="string">
            <text:p>B_diver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hicles and Dron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2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2">
          <table:table-cell table:formula="of:=CONCATENATE(&quot;_veh set [&quot;;[.B2];&quot;, [&quot;;[.E2];[.D2];[.E2];&quot;]];&quot;)" office:value-type="string" office:string-value="_veh set [T_VEH_DEFAULT, [&quot;rhs_uaz_vmf&quot;]];">
            <text:p>_veh set [T_VEH_DEFAULT, ["rhs_uaz_vmf"]];</text:p>
          </table:table-cell>
          <table:table-cell office:value-type="string">
            <text:p>T_VEH_DEFAULT</text:p>
          </table:table-cell>
          <table:table-cell/>
          <table:table-cell office:value-type="string">
            <text:p>rhs_uaz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];&quot;, [&quot;;[.E3];[.D3];[.E3];&quot;]];&quot;)" office:value-type="string" office:string-value="_veh set [T_VEH_car_unarmed, [&quot;rhs_uaz_vmf&quot;]];">
            <text:p>_veh set [T_VEH_car_unarmed, ["rhs_uaz_vmf"]];</text:p>
          </table:table-cell>
          <table:table-cell office:value-type="string">
            <text:p>T_VEH_car_unarmed</text:p>
          </table:table-cell>
          <table:table-cell/>
          <table:table-cell office:value-type="string">
            <text:p>rhs_uaz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4];&quot;, [&quot;;[.E4];[.D4];[.E4];&quot;]];&quot;)" office:value-type="string" office:string-value="_veh set [T_VEH_car_armed, [&quot;rhs_uaz_open_vv&quot;]];">
            <text:p>_veh set [T_VEH_car_armed, ["rhs_uaz_open_vv"]];</text:p>
          </table:table-cell>
          <table:table-cell office:value-type="string">
            <text:p>T_VEH_car_armed</text:p>
          </table:table-cell>
          <table:table-cell/>
          <table:table-cell office:value-type="string">
            <text:p>rhs_uaz_open_vv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5];&quot;, [&quot;;[.E5];[.D5];[.E5];&quot;]];&quot;)" office:value-type="string" office:string-value="_veh set [T_VEH_MRAP_unarmed, [&quot;rhs_tigr_vmf&quot;]];">
            <text:p>_veh set [T_VEH_MRAP_unarmed, ["rhs_tigr_vmf"]];</text:p>
          </table:table-cell>
          <table:table-cell office:value-type="string">
            <text:p>T_VEH_MRAP_unarmed</text:p>
          </table:table-cell>
          <table:table-cell/>
          <table:table-cell office:value-type="string">
            <text:p>rhs_tigr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6];&quot;, [&quot;;[.E6];[.D6];[.E6];&quot;]];&quot;)" office:value-type="string" office:string-value="_veh set [T_VEH_MRAP_HMG, [&quot;rhs_tigr_sts_vmf&quot;]];">
            <text:p>_veh set [T_VEH_MRAP_HMG, ["rhs_tigr_sts_vmf"]];</text:p>
          </table:table-cell>
          <table:table-cell office:value-type="string">
            <text:p>T_VEH_MRAP_HMG</text:p>
          </table:table-cell>
          <table:table-cell/>
          <table:table-cell office:value-type="string">
            <text:p>rhs_tigr_sts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7];&quot;, [&quot;;[.E7];[.D7];[.E7];&quot;]];&quot;)" office:value-type="string" office:string-value="_veh set [T_VEH_MRAP_GMG, [&quot;rhs_tigr_sts_vmf&quot;]];">
            <text:p>_veh set [T_VEH_MRAP_GMG, ["rhs_tigr_sts_vmf"]];</text:p>
          </table:table-cell>
          <table:table-cell office:value-type="string">
            <text:p>T_VEH_MRAP_GMG</text:p>
          </table:table-cell>
          <table:table-cell/>
          <table:table-cell office:value-type="string">
            <text:p>rhs_tigr_sts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8];&quot;, [&quot;;[.E8];[.D8];[.E8];&quot;]];&quot;)" office:value-type="string" office:string-value="_veh set [T_VEH_IFV, [&quot;rhs_bmp1_vmf&quot;]];">
            <text:p>_veh set [T_VEH_IFV, ["rhs_bmp1_vmf"]];</text:p>
          </table:table-cell>
          <table:table-cell office:value-type="string">
            <text:p>T_VEH_IFV</text:p>
          </table:table-cell>
          <table:table-cell/>
          <table:table-cell office:value-type="string">
            <text:p>rhs_bmp1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9];&quot;, [&quot;;[.E9];[.D9];[.E9];&quot;]];&quot;)" office:value-type="string" office:string-value="_veh set [T_VEH_APC, [&quot;rhs_btr60_vmf&quot;]];">
            <text:p>_veh set [T_VEH_APC, ["rhs_btr60_vmf"]];</text:p>
          </table:table-cell>
          <table:table-cell office:value-type="string">
            <text:p>T_VEH_APC</text:p>
          </table:table-cell>
          <table:table-cell/>
          <table:table-cell office:value-type="string">
            <text:p>rhs_btr60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0];&quot;, [&quot;;[.E10];[.D10];[.E10];&quot;]];&quot;)" office:value-type="string" office:string-value="_veh set [T_VEH_MBT, [&quot;rhs_t72ba_tv&quot;]];">
            <text:p>_veh set [T_VEH_MBT, ["rhs_t72ba_tv"]];</text:p>
          </table:table-cell>
          <table:table-cell office:value-type="string">
            <text:p>T_VEH_MBT</text:p>
          </table:table-cell>
          <table:table-cell/>
          <table:table-cell office:value-type="string">
            <text:p>rhs_t72ba_tv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1];&quot;, [&quot;;[.E11];[.D11];[.E11];&quot;]];&quot;)" office:value-type="string" office:string-value="_veh set [T_VEH_MRLS, [&quot;RHS_BM21_VMF_01&quot;]];">
            <text:p>_veh set [T_VEH_MRLS, ["RHS_BM21_VMF_01"]];</text:p>
          </table:table-cell>
          <table:table-cell office:value-type="string">
            <text:p>T_VEH_MRLS</text:p>
          </table:table-cell>
          <table:table-cell/>
          <table:table-cell office:value-type="string">
            <text:p>RHS_BM21_VMF_01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2];&quot;, [&quot;;[.E12];[.D12];[.E12];&quot;]];&quot;)" office:value-type="string" office:string-value="_veh set [T_VEH_SPA, [&quot;rhs_2s3_tv&quot;]];">
            <text:p>_veh set [T_VEH_SPA, ["rhs_2s3_tv"]];</text:p>
          </table:table-cell>
          <table:table-cell office:value-type="string">
            <text:p>T_VEH_SPA</text:p>
          </table:table-cell>
          <table:table-cell/>
          <table:table-cell office:value-type="string">
            <text:p>rhs_2s3_tv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3];&quot;, [&quot;;[.E13];[.D13];[.E13];&quot;]];&quot;)" office:value-type="string" office:string-value="_veh set [T_VEH_SPAA, [&quot;rhs_zsu234_aa&quot;]];">
            <text:p>_veh set [T_VEH_SPAA, ["rhs_zsu234_aa"]];</text:p>
          </table:table-cell>
          <table:table-cell office:value-type="string">
            <text:p>T_VEH_SPAA</text:p>
          </table:table-cell>
          <table:table-cell/>
          <table:table-cell office:value-type="string">
            <text:p>rhs_zsu234_aa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4];&quot;, [&quot;;[.E14];[.D14];[.E14];&quot;]];&quot;)" office:value-type="string" office:string-value="_veh set [T_VEH_stat_HMG_high, [&quot;rhs_KORD_high_VMF&quot;]];">
            <text:p>_veh set [T_VEH_stat_HMG_high, ["rhs_KORD_high_VMF"]];</text:p>
          </table:table-cell>
          <table:table-cell office:value-type="string">
            <text:p>T_VEH_stat_HMG_high</text:p>
          </table:table-cell>
          <table:table-cell/>
          <table:table-cell office:value-type="string">
            <text:p>rhs_KORD_high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5];&quot;, [&quot;;[.E15];[.D15];[.E15];&quot;]];&quot;)" office:value-type="string" office:string-value="_veh set [T_VEH_stat_GMG_high, [&quot;RHS_AGS30_TriPod_VMF&quot;]];">
            <text:p>_veh set [T_VEH_stat_GMG_high, ["RHS_AGS30_TriPod_VMF"]];</text:p>
          </table:table-cell>
          <table:table-cell office:value-type="string">
            <text:p>T_VEH_stat_GMG_high</text:p>
          </table:table-cell>
          <table:table-cell/>
          <table:table-cell office:value-type="string">
            <text:p>RHS_AGS30_TriPod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6];&quot;, [&quot;;[.E16];[.D16];[.E16];&quot;]];&quot;)" office:value-type="string" office:string-value="_veh set [T_VEH_stat_HMG_low, [&quot;rhs_KORD_VMF&quot;]];">
            <text:p>_veh set [T_VEH_stat_HMG_low, ["rhs_KORD_VMF"]];</text:p>
          </table:table-cell>
          <table:table-cell office:value-type="string">
            <text:p>T_VEH_stat_HMG_low</text:p>
          </table:table-cell>
          <table:table-cell/>
          <table:table-cell office:value-type="string">
            <text:p>rhs_KORD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7];&quot;, [&quot;;[.E17];[.D17];[.E17];&quot;]];&quot;)" office:value-type="string" office:string-value="_veh set [T_VEH_stat_GMG_low, [&quot;RHS_AGS30_TriPod_VMF&quot;]];">
            <text:p>_veh set [T_VEH_stat_GMG_low, ["RHS_AGS30_TriPod_VMF"]];</text:p>
          </table:table-cell>
          <table:table-cell office:value-type="string">
            <text:p>T_VEH_stat_GMG_low</text:p>
          </table:table-cell>
          <table:table-cell/>
          <table:table-cell office:value-type="string">
            <text:p>RHS_AGS30_TriPod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8];&quot;, [&quot;;[.E18];[.D18];[.E18];&quot;]];&quot;)" office:value-type="string" office:string-value="_veh set [T_VEH_stat_AA, [&quot;rhs_Igla_AA_pod_vmf&quot;]];">
            <text:p>_veh set [T_VEH_stat_AA, ["rhs_Igla_AA_pod_vmf"]];</text:p>
          </table:table-cell>
          <table:table-cell office:value-type="string">
            <text:p>T_VEH_stat_AA</text:p>
          </table:table-cell>
          <table:table-cell/>
          <table:table-cell office:value-type="string">
            <text:p>rhs_Igla_AA_pod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9];&quot;, [&quot;;[.E19];[.D19];[.E19];&quot;]];&quot;)" office:value-type="string" office:string-value="_veh set [T_VEH_stat_AT, [&quot;rhs_Kornet_9M133_2_vmf&quot;]];">
            <text:p>_veh set [T_VEH_stat_AT, ["rhs_Kornet_9M133_2_vmf"]];</text:p>
          </table:table-cell>
          <table:table-cell office:value-type="string">
            <text:p>T_VEH_stat_AT</text:p>
          </table:table-cell>
          <table:table-cell/>
          <table:table-cell office:value-type="string">
            <text:p>rhs_Kornet_9M133_2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0];&quot;, [&quot;;[.E20];[.D20];[.E20];&quot;]];&quot;)" office:value-type="string" office:string-value="_veh set [T_VEH_stat_mortar_light, [&quot;rhs_2b14_82mm_vmf&quot;]];">
            <text:p>_veh set [T_VEH_stat_mortar_light, ["rhs_2b14_82mm_vmf"]];</text:p>
          </table:table-cell>
          <table:table-cell office:value-type="string">
            <text:p>T_VEH_stat_mortar_light</text:p>
          </table:table-cell>
          <table:table-cell/>
          <table:table-cell office:value-type="string">
            <text:p>rhs_2b14_82mm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1];&quot;, [&quot;;[.E21];[.D21];[.E21];&quot;]];&quot;)" office:value-type="string" office:string-value="_veh set [T_VEH_stat_mortar_heavy, [&quot;rhs_2b14_82mm_vmf&quot;]];">
            <text:p>_veh set [T_VEH_stat_mortar_heavy, ["rhs_2b14_82mm_vmf"]];</text:p>
          </table:table-cell>
          <table:table-cell office:value-type="string">
            <text:p>T_VEH_stat_mortar_heavy</text:p>
          </table:table-cell>
          <table:table-cell/>
          <table:table-cell office:value-type="string">
            <text:p>rhs_2b14_82mm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veh set [&quot;;[.B22];&quot;, [&quot;;[.E22];[.D22];[.E22];&quot;]];&quot;)" office:value-type="string" office:string-value="_veh set [T_VEH_heli_light, [&quot;rhs_ka60_c&quot;]];">
            <text:p>_veh set [T_VEH_heli_light, ["rhs_ka60_c"]];</text:p>
          </table:table-cell>
          <table:table-cell office:value-type="string">
            <text:p>T_VEH_heli_light</text:p>
          </table:table-cell>
          <table:table-cell/>
          <table:table-cell office:value-type="string">
            <text:p>rhs_ka60_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veh set [&quot;;[.B23];&quot;, [&quot;;[.E23];[.D23];[.E23];&quot;]];&quot;)" office:value-type="string" office:string-value="_veh set [T_VEH_heli_heavy, [&quot;RHS_Mi8AMT_vvsc&quot;]];">
            <text:p>_veh set [T_VEH_heli_heavy, ["RHS_Mi8AMT_vvsc"]];</text:p>
          </table:table-cell>
          <table:table-cell office:value-type="string">
            <text:p>T_VEH_heli_heavy</text:p>
          </table:table-cell>
          <table:table-cell/>
          <table:table-cell office:value-type="string">
            <text:p>RHS_Mi8AMT_vvs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veh set [&quot;;[.B24];&quot;, [&quot;;[.E24];[.D24];[.E24];&quot;]];&quot;)" office:value-type="string" office:string-value="_veh set [T_VEH_heli_cargo, [&quot;RHS_Mi8mtv3_Cargo_vvsc&quot;]];">
            <text:p>_veh set [T_VEH_heli_cargo, ["RHS_Mi8mtv3_Cargo_vvsc"]];</text:p>
          </table:table-cell>
          <table:table-cell office:value-type="string">
            <text:p>T_VEH_heli_cargo</text:p>
          </table:table-cell>
          <table:table-cell/>
          <table:table-cell office:value-type="string">
            <text:p>RHS_Mi8mtv3_Cargo_vvs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veh set [&quot;;[.B25];&quot;, [&quot;;[.E25];[.D25];[.E25];&quot;]];&quot;)" office:value-type="string" office:string-value="_veh set [T_VEH_heli_attack, [&quot;RHS_Mi24V_vvsc&quot;]];">
            <text:p>_veh set [T_VEH_heli_attack, ["RHS_Mi24V_vvsc"]];</text:p>
          </table:table-cell>
          <table:table-cell office:value-type="string">
            <text:p>T_VEH_heli_attack</text:p>
          </table:table-cell>
          <table:table-cell/>
          <table:table-cell office:value-type="string">
            <text:p>RHS_Mi24V_vvs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6];&quot;, [&quot;;[.E26];[.D26];[.E26];&quot;]];&quot;)" office:value-type="string" office:string-value="_veh set [T_VEH_plane_attack, [&quot;RHS_Su25SM_vvsc&quot;]];">
            <text:p>_veh set [T_VEH_plane_attack, ["RHS_Su25SM_vvsc"]];</text:p>
          </table:table-cell>
          <table:table-cell office:value-type="string">
            <text:p>T_VEH_plane_attack</text:p>
          </table:table-cell>
          <table:table-cell/>
          <table:table-cell office:value-type="string">
            <text:p>RHS_Su25SM_vvs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7];&quot;, [&quot;;[.E27];[.D27];[.E27];&quot;]];&quot;)" office:value-type="string" office:string-value="_veh set [T_VEH_plane_fighter , [&quot;rhs_mig29s_vvsc&quot;]];">
            <text:p>_veh set [T_VEH_plane_fighter , ["rhs_mig29s_vvsc"]];</text:p>
          </table:table-cell>
          <table:table-cell office:value-type="string">
            <text:p>T_VEH_plane_fighter </text:p>
          </table:table-cell>
          <table:table-cell/>
          <table:table-cell office:value-type="string">
            <text:p>rhs_mig29s_vvs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8];&quot;, [&quot;;[.E28];[.D28];[.E28];&quot;]];&quot;)" office:value-type="string" office:string-value="_veh set [T_VEH_plane_cargo, [&quot;RHS_TU95MS_vvs_old&quot;]];">
            <text:p>_veh set [T_VEH_plane_cargo, ["RHS_TU95MS_vvs_old"]];</text:p>
          </table:table-cell>
          <table:table-cell office:value-type="string">
            <text:p>T_VEH_plane_cargo</text:p>
          </table:table-cell>
          <table:table-cell/>
          <table:table-cell office:value-type="string">
            <text:p>RHS_TU95MS_vvs_ol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9];&quot;, [&quot;;[.E29];[.D29];[.E29];&quot;]];&quot;)" office:value-type="string" office:string-value="_veh set [T_VEH_plane_unarmed , [&quot;RHS_TU95MS_vvs_old&quot;]];">
            <text:p>_veh set [T_VEH_plane_unarmed , ["RHS_TU95MS_vvs_old"]];</text:p>
          </table:table-cell>
          <table:table-cell office:value-type="string">
            <text:p>T_VEH_plane_unarmed </text:p>
          </table:table-cell>
          <table:table-cell/>
          <table:table-cell office:value-type="string">
            <text:p>RHS_TU95MS_vvs_ol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0];&quot;, [&quot;;[.E30];[.D30];[.E30];&quot;]];&quot;)" office:value-type="string" office:string-value="_veh set [T_VEH_plane_VTOL, [&quot;RHS_TU95MS_vvs_old&quot;]];">
            <text:p>_veh set [T_VEH_plane_VTOL, ["RHS_TU95MS_vvs_old"]];</text:p>
          </table:table-cell>
          <table:table-cell office:value-type="string">
            <text:p>T_VEH_plane_VTOL</text:p>
          </table:table-cell>
          <table:table-cell/>
          <table:table-cell office:value-type="string">
            <text:p>RHS_TU95MS_vvs_ol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1];&quot;, [&quot;;[.E31];[.D31];[.E31];&quot;]];&quot;)" office:value-type="string" office:string-value="_veh set [T_VEH_boat_unarmed, [&quot;B_Boat_Transport_01_F&quot;]];">
            <text:p>_veh set [T_VEH_boat_unarmed, ["B_Boat_Transport_01_F"]];</text:p>
          </table:table-cell>
          <table:table-cell office:value-type="string">
            <text:p>T_VEH_boat_unarmed</text:p>
          </table:table-cell>
          <table:table-cell/>
          <table:table-cell office:value-type="string">
            <text:p>B_Boat_Transport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2];&quot;, [&quot;;[.E32];[.D32];[.E32];&quot;]];&quot;)" office:value-type="string" office:string-value="_veh set [T_VEH_boat_armed, [&quot;B_Boat_Armed_01_minigun_F&quot;]];">
            <text:p>_veh set [T_VEH_boat_armed, ["B_Boat_Armed_01_minigun_F"]];</text:p>
          </table:table-cell>
          <table:table-cell office:value-type="string">
            <text:p>T_VEH_boat_armed</text:p>
          </table:table-cell>
          <table:table-cell/>
          <table:table-cell office:value-type="string">
            <text:p>B_Boat_Armed_01_minigu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3];&quot;, [&quot;;[.E33];[.D33];[.E33];&quot;]];&quot;)" office:value-type="string" office:string-value="_veh set [T_VEH_personal, [&quot;B_Quadbike_01_F&quot;]];">
            <text:p>_veh set [T_VEH_personal, ["B_Quadbike_01_F"]];</text:p>
          </table:table-cell>
          <table:table-cell office:value-type="string">
            <text:p>T_VEH_personal</text:p>
          </table:table-cell>
          <table:table-cell/>
          <table:table-cell office:value-type="string">
            <text:p>B_Quadbike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4];&quot;, [&quot;;[.E34];[.D34];[.E34];&quot;]];&quot;)" office:value-type="string" office:string-value="_veh set [T_VEH_truck_inf, [&quot;rhs_kamaz5350_vmf&quot;]];">
            <text:p>_veh set [T_VEH_truck_inf, ["rhs_kamaz5350_vmf"]];</text:p>
          </table:table-cell>
          <table:table-cell office:value-type="string">
            <text:p>T_VEH_truck_inf</text:p>
          </table:table-cell>
          <table:table-cell/>
          <table:table-cell office:value-type="string">
            <text:p>rhs_kamaz5350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5];&quot;, [&quot;;[.E35];[.D35];[.E35];&quot;]];&quot;)" office:value-type="string" office:string-value="_veh set [T_VEH_truck_cargo, [&quot;rhs_kamaz5350_flatbed_vmf&quot;]];">
            <text:p>_veh set [T_VEH_truck_cargo, ["rhs_kamaz5350_flatbed_vmf"]];</text:p>
          </table:table-cell>
          <table:table-cell office:value-type="string">
            <text:p>T_VEH_truck_cargo</text:p>
          </table:table-cell>
          <table:table-cell/>
          <table:table-cell office:value-type="string">
            <text:p>rhs_kamaz5350_flatbed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6];&quot;, [&quot;;[.E36];[.D36];[.E36];&quot;]];&quot;)" office:value-type="string" office:string-value="_veh set [T_VEH_truck_ammo, [&quot;rhs_gaz66_ammo_vmf&quot;]];">
            <text:p>_veh set [T_VEH_truck_ammo, ["rhs_gaz66_ammo_vmf"]];</text:p>
          </table:table-cell>
          <table:table-cell office:value-type="string">
            <text:p>T_VEH_truck_ammo</text:p>
          </table:table-cell>
          <table:table-cell/>
          <table:table-cell office:value-type="string">
            <text:p>rhs_gaz66_ammo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7];&quot;, [&quot;;[.E37];[.D37];[.E37];&quot;]];&quot;)" office:value-type="string" office:string-value="_veh set [T_VEH_truck_repair, [&quot;RHS_Ural_Repair_VMF_01&quot;]];">
            <text:p>_veh set [T_VEH_truck_repair, ["RHS_Ural_Repair_VMF_01"]];</text:p>
          </table:table-cell>
          <table:table-cell office:value-type="string">
            <text:p>T_VEH_truck_repair</text:p>
          </table:table-cell>
          <table:table-cell/>
          <table:table-cell office:value-type="string">
            <text:p>RHS_Ural_Repair_VMF_01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8];&quot;, [&quot;;[.E38];[.D38];[.E38];&quot;]];&quot;)" office:value-type="string" office:string-value="_veh set [T_VEH_truck_medical , [&quot;rhs_gaz66_ap2_vmf&quot;]];">
            <text:p>_veh set [T_VEH_truck_medical , ["rhs_gaz66_ap2_vmf"]];</text:p>
          </table:table-cell>
          <table:table-cell office:value-type="string">
            <text:p>T_VEH_truck_medical </text:p>
          </table:table-cell>
          <table:table-cell/>
          <table:table-cell office:value-type="string">
            <text:p>rhs_gaz66_ap2_vm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9];&quot;, [&quot;;[.E39];[.D39];[.E39];&quot;]];&quot;)" office:value-type="string" office:string-value="_veh set [T_VEH_truck_fuel, [&quot;RHS_Ural_Fuel_VMF_01&quot;]];">
            <text:p>_veh set [T_VEH_truck_fuel, ["RHS_Ural_Fuel_VMF_01"]];</text:p>
          </table:table-cell>
          <table:table-cell office:value-type="string">
            <text:p>T_VEH_truck_fuel</text:p>
          </table:table-cell>
          <table:table-cell/>
          <table:table-cell office:value-type="string">
            <text:p>RHS_Ural_Fuel_VMF_01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40];&quot;, [&quot;;[.E40];[.D40];[.E40];&quot;]];&quot;)" office:value-type="string" office:string-value="_veh set [T_VEH_submarine, [&quot;B_SDV_01_F&quot;]];">
            <text:p>_veh set [T_VEH_submarine, ["B_SDV_01_F"]];</text:p>
          </table:table-cell>
          <table:table-cell office:value-type="string">
            <text:p>T_VEH_submarine</text:p>
          </table:table-cell>
          <table:table-cell/>
          <table:table-cell office:value-type="string">
            <text:p>B_SD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2];&quot;, [&quot;;[.E42];[.D42];[.E42];&quot;]];&quot;)" office:value-type="string" office:string-value="_drone set [T_DRONE_default , [&quot;rhs_pchela1t_vvsc&quot;]];">
            <text:p>_drone set [T_DRONE_default , ["rhs_pchela1t_vvsc"]];</text:p>
          </table:table-cell>
          <table:table-cell office:value-type="string">
            <text:p>T_DRONE_default </text:p>
          </table:table-cell>
          <table:table-cell/>
          <table:table-cell office:value-type="string">
            <text:p>rhs_pchela1t_vvs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3];&quot;, [&quot;;[.E43];[.D43];[.E43];&quot;]];&quot;)" office:value-type="string" office:string-value="_drone set [T_DRONE_UGV_unarmed, [&quot;B_UGV_01_F&quot;]];">
            <text:p>_drone set [T_DRONE_UGV_unarmed, ["B_UGV_01_F"]];</text:p>
          </table:table-cell>
          <table:table-cell office:value-type="string">
            <text:p>T_DRONE_UGV_unarmed</text:p>
          </table:table-cell>
          <table:table-cell/>
          <table:table-cell office:value-type="string">
            <text:p>B_UG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4];&quot;, [&quot;;[.E44];[.D44];[.E44];&quot;]];&quot;)" office:value-type="string" office:string-value="_drone set [T_DRONE_UGV_armed, [&quot;B_UGV_01_rcws_F&quot;]];">
            <text:p>_drone set [T_DRONE_UGV_armed, ["B_UGV_01_rcws_F"]];</text:p>
          </table:table-cell>
          <table:table-cell office:value-type="string">
            <text:p>T_DRONE_UGV_armed</text:p>
          </table:table-cell>
          <table:table-cell/>
          <table:table-cell office:value-type="string">
            <text:p>B_UGV_01_rcws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5];&quot;, [&quot;;[.E45];[.D45];[.E45];&quot;]];&quot;)" office:value-type="string" office:string-value="_drone set [T_DRONE_plane_attack, [&quot;B_UAV_02_dynamicLoadout_F&quot;]];">
            <text:p>_drone set [T_DRONE_plane_attack, ["B_UAV_02_dynamicLoadout_F"]];</text:p>
          </table:table-cell>
          <table:table-cell office:value-type="string">
            <text:p>T_DRONE_plane_attack</text:p>
          </table:table-cell>
          <table:table-cell/>
          <table:table-cell office:value-type="string">
            <text:p>B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6];&quot;, [&quot;;[.E46];[.D46];[.E46];&quot;]];&quot;)" office:value-type="string" office:string-value="_drone set [T_DRONE_plane_unarmed, [&quot;B_UAV_02_dynamicLoadout_F&quot;]];">
            <text:p>_drone set [T_DRONE_plane_unarmed, ["B_UAV_02_dynamicLoadout_F"]];</text:p>
          </table:table-cell>
          <table:table-cell office:value-type="string">
            <text:p>T_DRONE_plane_unarmed</text:p>
          </table:table-cell>
          <table:table-cell/>
          <table:table-cell office:value-type="string">
            <text:p>B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7];&quot;, [&quot;;[.E47];[.D47];[.E47];&quot;]];&quot;)" office:value-type="string" office:string-value="_drone set [T_DRONE_heli_attack, [&quot;B_T_UAV_03_dynamicLoadout_F&quot;]];">
            <text:p>_drone set [T_DRONE_heli_attack, ["B_T_UAV_03_dynamicLoadout_F"]];</text:p>
          </table:table-cell>
          <table:table-cell office:value-type="string">
            <text:p>T_DRONE_heli_attack</text:p>
          </table:table-cell>
          <table:table-cell/>
          <table:table-cell office:value-type="string">
            <text:p>B_T_UAV_03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8];&quot;, [&quot;;[.E48];[.D48];[.E48];&quot;]];&quot;)" office:value-type="string" office:string-value="_drone set [T_DRONE_quadcopter, [&quot;B_UAV_01_F&quot;]];">
            <text:p>_drone set [T_DRONE_quadcopter, ["B_UAV_01_F"]];</text:p>
          </table:table-cell>
          <table:table-cell office:value-type="string">
            <text:p>T_DRONE_quadcopter</text:p>
          </table:table-cell>
          <table:table-cell/>
          <table:table-cell office:value-type="string">
            <text:p>B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9];&quot;, [&quot;;[.E49];[.D49];[.E49];&quot;]];&quot;)" office:value-type="string" office:string-value="_drone set [T_DRONE_designator, [&quot;B_Static_Designator_01_F&quot;]];">
            <text:p>_drone set [T_DRONE_designator, ["B_Static_Designator_01_F"]];</text:p>
          </table:table-cell>
          <table:table-cell office:value-type="string">
            <text:p>T_DRONE_designator</text:p>
          </table:table-cell>
          <table:table-cell/>
          <table:table-cell office:value-type="string">
            <text:p>B_Static_Designato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0];&quot;, [&quot;;[.E50];[.D50];[.E50];&quot;]];&quot;)" office:value-type="string" office:string-value="_drone set [T_DRONE_stat_HMG_low, [&quot;B_HMG_01_A_F&quot;]];">
            <text:p>_drone set [T_DRONE_stat_HMG_low, ["B_HMG_01_A_F"]];</text:p>
          </table:table-cell>
          <table:table-cell office:value-type="string">
            <text:p>T_DRONE_stat_HMG_low</text:p>
          </table:table-cell>
          <table:table-cell/>
          <table:table-cell office:value-type="string">
            <text:p>B_H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1];&quot;, [&quot;;[.E51];[.D51];[.E51];&quot;]];&quot;)" office:value-type="string" office:string-value="_drone set [T_DRONE_stat_GMG_low, [&quot;B_GMG_01_A_F&quot;]];">
            <text:p>_drone set [T_DRONE_stat_GMG_low, ["B_GMG_01_A_F"]];</text:p>
          </table:table-cell>
          <table:table-cell office:value-type="string">
            <text:p>T_DRONE_stat_GMG_low</text:p>
          </table:table-cell>
          <table:table-cell/>
          <table:table-cell office:value-type="string">
            <text:p>B_G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2];&quot;, [&quot;;[.E52];[.D52];[.E52];&quot;]];&quot;)" office:value-type="string" office:string-value="_drone set [T_DRONE_stat_AA, [&quot;&quot;]];">
            <text:p>_drone set [T_DRONE_stat_AA, [""]];</text:p>
          </table:table-cell>
          <table:table-cell office:value-type="string">
            <text:p>T_DRONE_stat_AA</text:p>
          </table:table-cell>
          <table:table-cell/>
          <table:table-cell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s" table:style-name="ta1" table:print="false"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5"/>
        <table:table-column table:style-name="co10" table:default-cell-style-name="ce7"/>
        <table:table-column table:style-name="co5" table:number-columns-repeated="1018" table:default-cell-style-name="ce2"/>
        <table:table-row table:style-name="ro1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1">
          <table:table-cell table:style-name="ce6" table:formula="of:=CONCATENATE(&quot;_group set [&quot;;[.B2];&quot;, [&quot;;[.F2];[.D2];[.E2];&quot;]];&quot;)" office:value-type="string" office:string-value="_group set [T_GROUP_default, [configFile &gt;&gt; &quot;CfgGroups&quot; &gt;&gt; &quot;East&quot; &gt;&gt; &quot;rhs_faction_vmf&quot; &gt;&gt; &quot;rhs_group_rus_vmf_infantry&quot; &gt;&gt; &quot;rhs_group_rus_vmf_infantry_fireteam&quot;]];">
            <text:p>_group set [T_GROUP_default, [configFile &gt;&gt; "CfgGroups" &gt;&gt; "East" &gt;&gt; "rhs_faction_vmf" &gt;&gt; "rhs_group_rus_vmf_infantry" &gt;&gt; "rhs_group_rus_vmf_infantry_fireteam"]];</text:p>
          </table:table-cell>
          <table:table-cell office:value-type="string">
            <text:p>T_GROUP_default</text:p>
          </table:table-cell>
          <table:table-cell/>
          <table:table-cell office:value-type="string">
            <text:p>rhs_group_rus_vmf_infantry_fire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3];&quot;, [&quot;;[.F3];[.D3];[.E3];&quot;]];&quot;)" office:value-type="string" office:string-value="_group set [T_GROUP_inf_AA_team, [configFile &gt;&gt; &quot;CfgGroups&quot; &gt;&gt; &quot;East&quot; &gt;&gt; &quot;rhs_faction_vmf&quot; &gt;&gt; &quot;rhs_group_rus_vmf_infantry&quot; &gt;&gt; &quot;rhs_group_rus_vmf_infantry_section_AA&quot;]];">
            <text:p>_group set [T_GROUP_inf_AA_team, [configFile &gt;&gt; "CfgGroups" &gt;&gt; "East" &gt;&gt; "rhs_faction_vmf" &gt;&gt; "rhs_group_rus_vmf_infantry" &gt;&gt; "rhs_group_rus_vmf_infantry_section_AA"]];</text:p>
          </table:table-cell>
          <table:table-cell office:value-type="string">
            <text:p>T_GROUP_inf_AA_team</text:p>
          </table:table-cell>
          <table:table-cell/>
          <table:table-cell office:value-type="string">
            <text:p>rhs_group_rus_vmf_infantry_section_AA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4];&quot;, [&quot;;[.F4];[.D4];[.E4];&quot;]];&quot;)" office:value-type="string" office:string-value="_group set [T_GROUP_inf_AT_team, [configFile &gt;&gt; &quot;CfgGroups&quot; &gt;&gt; &quot;East&quot; &gt;&gt; &quot;rhs_faction_vmf&quot; &gt;&gt; &quot;rhs_group_rus_vmf_infantry&quot; &gt;&gt; &quot;rhs_group_rus_vmf_infantry_section_AT&quot;]];">
            <text:p>_group set [T_GROUP_inf_AT_team, [configFile &gt;&gt; "CfgGroups" &gt;&gt; "East" &gt;&gt; "rhs_faction_vmf" &gt;&gt; "rhs_group_rus_vmf_infantry" &gt;&gt; "rhs_group_rus_vmf_infantry_section_AT"]];</text:p>
          </table:table-cell>
          <table:table-cell office:value-type="string">
            <text:p>T_GROUP_inf_AT_team</text:p>
          </table:table-cell>
          <table:table-cell/>
          <table:table-cell office:value-type="string">
            <text:p>rhs_group_rus_vmf_infantry_section_AT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5];&quot;, [&quot;;[.F5];[.D5];[.E5];&quot;]];&quot;)" office:value-type="string" office:string-value="_group set [T_GROUP_inf_rifle_squad, [configFile &gt;&gt; &quot;CfgGroups&quot; &gt;&gt; &quot;East&quot; &gt;&gt; &quot;rhs_faction_vmf&quot; &gt;&gt; &quot;rhs_group_rus_vmf_infantry&quot; &gt;&gt; &quot;rhs_group_rus_vmf_infantry_squad&quot;]];">
            <text:p>_group set [T_GROUP_inf_rifle_squad, [configFile &gt;&gt; "CfgGroups" &gt;&gt; "East" &gt;&gt; "rhs_faction_vmf" &gt;&gt; "rhs_group_rus_vmf_infantry" &gt;&gt; "rhs_group_rus_vmf_infantry_squad"]];</text:p>
          </table:table-cell>
          <table:table-cell office:value-type="string">
            <text:p>T_GROUP_inf_rifle_squad</text:p>
          </table:table-cell>
          <table:table-cell/>
          <table:table-cell office:value-type="string">
            <text:p>rhs_group_rus_vmf_infantry_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6];&quot;, [&quot;;[.F6];[.D6];[.E6];&quot;]];&quot;)" office:value-type="string" office:string-value="_group set [T_GROUP_inf_assault_squad, [configFile &gt;&gt; &quot;CfgGroups&quot; &gt;&gt; &quot;East&quot; &gt;&gt; &quot;rhs_faction_vmf&quot; &gt;&gt; &quot;rhs_group_rus_vmf_infantry&quot; &gt;&gt; &quot;rhs_group_rus_vmf_infantry_squad_2mg&quot;]];">
            <text:p>_group set [T_GROUP_inf_assault_squad, [configFile &gt;&gt; "CfgGroups" &gt;&gt; "East" &gt;&gt; "rhs_faction_vmf" &gt;&gt; "rhs_group_rus_vmf_infantry" &gt;&gt; "rhs_group_rus_vmf_infantry_squad_2mg"]];</text:p>
          </table:table-cell>
          <table:table-cell office:value-type="string">
            <text:p>T_GROUP_inf_assault_squad</text:p>
          </table:table-cell>
          <table:table-cell/>
          <table:table-cell office:value-type="string">
            <text:p>rhs_group_rus_vmf_infantry_squad_2mg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7];&quot;, [&quot;;[.F7];[.D7];[.E7];&quot;]];&quot;)" office:value-type="string" office:string-value="_group set [T_GROUP_inf_weapons_squad, [configFile &gt;&gt; &quot;CfgGroups&quot; &gt;&gt; &quot;East&quot; &gt;&gt; &quot;rhs_faction_vmf&quot; &gt;&gt; &quot;rhs_group_rus_vmf_infantry&quot; &gt;&gt; &quot;rhs_group_rus_vmf_infantry_squad_sniper&quot;]];">
            <text:p>_group set [T_GROUP_inf_weapons_squad, [configFile &gt;&gt; "CfgGroups" &gt;&gt; "East" &gt;&gt; "rhs_faction_vmf" &gt;&gt; "rhs_group_rus_vmf_infantry" &gt;&gt; "rhs_group_rus_vmf_infantry_squad_sniper"]];</text:p>
          </table:table-cell>
          <table:table-cell office:value-type="string">
            <text:p>T_GROUP_inf_weapons_squad</text:p>
          </table:table-cell>
          <table:table-cell/>
          <table:table-cell office:value-type="string">
            <text:p>rhs_group_rus_vmf_infantry_squad_sniper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8];&quot;, [&quot;;[.F8];[.D8];[.E8];&quot;]];&quot;)" office:value-type="string" office:string-value="_group set [T_GROUP_inf_fire_team, [configFile &gt;&gt; &quot;CfgGroups&quot; &gt;&gt; &quot;East&quot; &gt;&gt; &quot;rhs_faction_vmf&quot; &gt;&gt; &quot;rhs_group_rus_vmf_infantry&quot; &gt;&gt; &quot;rhs_group_rus_vmf_infantry_fireteam&quot;]];">
            <text:p>_group set [T_GROUP_inf_fire_team, [configFile &gt;&gt; "CfgGroups" &gt;&gt; "East" &gt;&gt; "rhs_faction_vmf" &gt;&gt; "rhs_group_rus_vmf_infantry" &gt;&gt; "rhs_group_rus_vmf_infantry_fireteam"]];</text:p>
          </table:table-cell>
          <table:table-cell office:value-type="string">
            <text:p>T_GROUP_inf_fire_team</text:p>
          </table:table-cell>
          <table:table-cell/>
          <table:table-cell office:value-type="string">
            <text:p>rhs_group_rus_vmf_infantry_fire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9];&quot;, [&quot;;[.F9];[.D9];[.E9];&quot;]];&quot;)" office:value-type="string" office:string-value="_group set [T_GROUP_inf_recon_patrol, [configFile &gt;&gt; &quot;CfgGroups&quot; &gt;&gt; &quot;East&quot; &gt;&gt; &quot;rhs_faction_vmf&quot; &gt;&gt; &quot;rhs_group_rus_vmf_infantry_recon&quot; &gt;&gt; &quot;rhs_group_rus_vmf_infantry_recon_fireteam&quot;]];">
            <text:p>_group set [T_GROUP_inf_recon_patrol, [configFile &gt;&gt; "CfgGroups" &gt;&gt; "East" &gt;&gt; "rhs_faction_vmf" &gt;&gt; "rhs_group_rus_vmf_infantry_recon" &gt;&gt; "rhs_group_rus_vmf_infantry_recon_fireteam"]];</text:p>
          </table:table-cell>
          <table:table-cell office:value-type="string">
            <text:p>T_GROUP_inf_recon_patrol</text:p>
          </table:table-cell>
          <table:table-cell/>
          <table:table-cell office:value-type="string">
            <text:p>rhs_group_rus_vmf_infantry_recon_fire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_recon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10];&quot;, [&quot;;[.F10];[.D10];[.E10];&quot;]];&quot;)" office:value-type="string" office:string-value="_group set [T_GROUP_inf_recon_sentry, [configFile &gt;&gt; &quot;CfgGroups&quot; &gt;&gt; &quot;East&quot; &gt;&gt; &quot;rhs_faction_vmf&quot; &gt;&gt; &quot;rhs_group_rus_vmf_infantry_recon&quot; &gt;&gt; &quot;rhs_group_rus_vmf_infantry_recon_MANEUVER&quot;]];">
            <text:p>_group set [T_GROUP_inf_recon_sentry, [configFile &gt;&gt; "CfgGroups" &gt;&gt; "East" &gt;&gt; "rhs_faction_vmf" &gt;&gt; "rhs_group_rus_vmf_infantry_recon" &gt;&gt; "rhs_group_rus_vmf_infantry_recon_MANEUVER"]];</text:p>
          </table:table-cell>
          <table:table-cell office:value-type="string">
            <text:p>T_GROUP_inf_recon_sentry</text:p>
          </table:table-cell>
          <table:table-cell/>
          <table:table-cell office:value-type="string">
            <text:p>rhs_group_rus_vmf_infantry_recon_MANEUVER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_recon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11];&quot;, [&quot;;[.F11];[.D11];[.E11];&quot;]];&quot;)" office:value-type="string" office:string-value="_group set [T_GROUP_inf_recon_squad, [configFile &gt;&gt; &quot;CfgGroups&quot; &gt;&gt; &quot;East&quot; &gt;&gt; &quot;rhs_faction_vmf&quot; &gt;&gt; &quot;rhs_group_rus_vmf_infantry_recon&quot; &gt;&gt; &quot;rhs_group_rus_vmf_infantry_recon_squad&quot;]];">
            <text:p>_group set [T_GROUP_inf_recon_squad, [configFile &gt;&gt; "CfgGroups" &gt;&gt; "East" &gt;&gt; "rhs_faction_vmf" &gt;&gt; "rhs_group_rus_vmf_infantry_recon" &gt;&gt; "rhs_group_rus_vmf_infantry_recon_squad"]];</text:p>
          </table:table-cell>
          <table:table-cell office:value-type="string">
            <text:p>T_GROUP_inf_recon_squad</text:p>
          </table:table-cell>
          <table:table-cell/>
          <table:table-cell office:value-type="string">
            <text:p>rhs_group_rus_vmf_infantry_recon_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_recon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12];&quot;, [&quot;;[.F12];[.D12];[.E12];&quot;]];&quot;)" office:value-type="string" office:string-value="_group set [T_GROUP_inf_recon_team, [configFile &gt;&gt; &quot;CfgGroups&quot; &gt;&gt; &quot;East&quot; &gt;&gt; &quot;rhs_faction_vmf&quot; &gt;&gt; &quot;rhs_group_rus_vmf_infantry_recon&quot; &gt;&gt; &quot;rhs_group_rus_vmf_infantry_recon_fireteam&quot;]];">
            <text:p>_group set [T_GROUP_inf_recon_team, [configFile &gt;&gt; "CfgGroups" &gt;&gt; "East" &gt;&gt; "rhs_faction_vmf" &gt;&gt; "rhs_group_rus_vmf_infantry_recon" &gt;&gt; "rhs_group_rus_vmf_infantry_recon_fireteam"]];</text:p>
          </table:table-cell>
          <table:table-cell office:value-type="string">
            <text:p>T_GROUP_inf_recon_team</text:p>
          </table:table-cell>
          <table:table-cell/>
          <table:table-cell office:value-type="string">
            <text:p>rhs_group_rus_vmf_infantry_recon_fire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_recon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13];&quot;, [&quot;;[.F13];[.D13];[.E13];&quot;]];&quot;)" office:value-type="string" office:string-value="_group set [T_GROUP_inf_sentry, [configFile &gt;&gt; &quot;CfgGroups&quot; &gt;&gt; &quot;East&quot; &gt;&gt; &quot;rhs_faction_vmf&quot; &gt;&gt; &quot;rhs_group_rus_vmf_infantry&quot; &gt;&gt; &quot;rhs_group_rus_vmf_infantry_MANEUVER&quot;]];">
            <text:p>_group set [T_GROUP_inf_sentry, [configFile &gt;&gt; "CfgGroups" &gt;&gt; "East" &gt;&gt; "rhs_faction_vmf" &gt;&gt; "rhs_group_rus_vmf_infantry" &gt;&gt; "rhs_group_rus_vmf_infantry_MANEUVER"]];</text:p>
          </table:table-cell>
          <table:table-cell office:value-type="string">
            <text:p>T_GROUP_inf_sentry</text:p>
          </table:table-cell>
          <table:table-cell/>
          <table:table-cell office:value-type="string">
            <text:p>rhs_group_rus_vmf_infantry_MANEUVER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1">
          <table:table-cell table:style-name="ce6" table:formula="of:=CONCATENATE(&quot;_group set [&quot;;[.B14];&quot;, [&quot;;[.F14];[.D14];[.E14];&quot;]];&quot;)" office:value-type="string" office:string-value="_group set [T_GROUP_inf_sniper_team, [configFile &gt;&gt; &quot;CfgGroups&quot; &gt;&gt; &quot;East&quot; &gt;&gt; &quot;rhs_faction_vmf&quot; &gt;&gt; &quot;rhs_group_rus_vmf_infantry&quot; &gt;&gt; &quot;rhs_group_rus_vmf_infantry_section_marksman&quot;]];">
            <text:p>_group set [T_GROUP_inf_sniper_team, [configFile &gt;&gt; "CfgGroups" &gt;&gt; "East" &gt;&gt; "rhs_faction_vmf" &gt;&gt; "rhs_group_rus_vmf_infantry" &gt;&gt; "rhs_group_rus_vmf_infantry_section_marksman"]];</text:p>
          </table:table-cell>
          <table:table-cell office:value-type="string">
            <text:p>T_GROUP_inf_sniper_team</text:p>
          </table:table-cell>
          <table:table-cell/>
          <table:table-cell office:value-type="string">
            <text:p>rhs_group_rus_vmf_infantry_section_marksman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East" &gt;&gt; "rhs_faction_vmf" &gt;&gt; "rhs_group_rus_vmf_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5/08/2019</text:date>, <text:time>16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49:56.33</meta:creation-date>
    <dc:date>2019-05-08T16:17:09.70</dc:date>
    <meta:editing-duration>PT6H48M35S</meta:editing-duration>
    <meta:editing-cycles>26</meta:editing-cycles>
    <meta:generator>OpenOffice/4.1.5$Win32 OpenOffice.org_project/415m1$Build-9789</meta:generator>
    <meta:document-statistic meta:table-count="3" meta:cell-count="641" meta:object-count="0"/>
  </office:meta>
</office:document-meta>
</file>